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 New Roman" style:font-name-asian="Times New Roman1" style:font-name-complex="Times New Roman1"/>
    </style:style>
    <style:style style:name="P4" style:family="paragraph" style:parent-style-name="Standard">
      <style:paragraph-properties fo:text-align="center" style:justify-single-word="false"/>
      <style:text-properties style:font-name="Times New Roman" style:font-name-asian="Times New Roman1" style:font-name-complex="Times New Roman1"/>
    </style:style>
    <style:style style:name="P5" style:family="paragraph" style:parent-style-name="Standard" style:master-page-name="Standard">
      <style:paragraph-properties fo:text-align="end" style:justify-single-word="false" style:page-number="1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size="10pt" style:font-name-asian="Times New Roman1" style:font-size-asian="10pt" style:font-name-complex="Times New Roman1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Embedded Systems (Spring 2019)</text:span></text:p>
      <text:p text:style-name="P1"><text:span text:style-name="T1">Lab 2 - ESOS and the ECE 4723/6723 Target Board</text:span></text:p>
      <text:p text:style-name="P1"><text:span text:style-name="T2">Christian Bush, Spencer Callicott, Will Carroll,</text:span></text:p>
      <text:p text:style-name="P1"><text:span text:style-name="T2">Landon Casey, Jack Fletcher</text:span></text:p>
      <text:p text:style-name="P2"><text:span text:style-name="T1">Schematic Errata</text:span></text:p>
      <text:p text:style-name="P4"/>
      <text:p text:style-name="Standard"><text:span text:style-name="T1">Component R6 needs a jumper connection from the signal side to LCD V0 or opposing pin of R7. There is no connection from R6 to R7 as evidenced by a continuity test. This connection should be a junction between R6, R7 and the LCD V0 pin.</text:span></text:p>
      <text:p text:style-name="P3"/>
      <text:p text:style-name="Standard"><text:span text:style-name="T1">SDA and SCL need a jumper connection to the microcontroller. They are not currently connected to anything other than the pullup resistor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7" meta:word-count="94" meta:character-count="543" meta:non-whitespace-character-count="455"/>
    <meta:generator>LibreOfficeDev/6.0.5.2$Linux_X86_64 LibreOffice_project/</meta:generator>
  </office:meta>
</office:document-meta>
</file>